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Mono1" svg:font-family="'Andale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Mono2" svg:font-family="'Andale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P2" style:family="paragraph" style:parent-style-name="Footer">
      <style:text-properties officeooo:paragraph-rsid="01f5193d"/>
    </style:style>
    <style:style style:name="P3" style:family="paragraph" style:parent-style-name="Standard">
      <style:paragraph-properties fo:orphans="0" fo:widows="0" style:writing-mode="lr-tb"/>
      <style:text-properties fo:font-weight="normal" officeooo:rsid="0200504e" officeooo:paragraph-rsid="0236e697" style:font-weight-asian="normal" style:font-weight-complex="normal"/>
    </style:style>
    <style:style style:name="P4" style:family="paragraph" style:parent-style-name="Standard">
      <style:paragraph-properties fo:orphans="0" fo:widows="0" style:writing-mode="lr-tb"/>
      <style:text-properties fo:font-weight="normal" officeooo:rsid="0235dc03" officeooo:paragraph-rsid="0236e697" style:font-weight-asian="normal" style:font-weight-complex="normal"/>
    </style:style>
    <style:style style:name="P5" style:family="paragraph" style:parent-style-name="Standard">
      <style:paragraph-properties fo:orphans="0" fo:widows="0" style:writing-mode="lr-tb"/>
      <style:text-properties officeooo:rsid="0200504e" officeooo:paragraph-rsid="0236e697"/>
    </style:style>
    <style:style style:name="P6" style:family="paragraph" style:parent-style-name="Standard">
      <style:paragraph-properties fo:orphans="0" fo:widows="0" style:writing-mode="lr-tb"/>
      <style:text-properties style:text-underline-style="none" fo:font-weight="normal" officeooo:rsid="025ac5ef" officeooo:paragraph-rsid="025ac5ef" style:font-weight-asian="normal" style:font-weight-complex="normal"/>
    </style:style>
    <style:style style:name="P7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6e697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orphans="0" fo:widows="0" fo:break-before="page" style:writing-mode="lr-tb"/>
      <style:text-properties style:text-underline-style="solid" style:text-underline-width="auto" style:text-underline-color="font-color" fo:font-weight="bold" officeooo:rsid="0200504e" officeooo:paragraph-rsid="02198231" style:font-weight-asian="bold" style:font-weight-complex="bold"/>
    </style:style>
    <style:style style:name="P9" style:family="paragraph" style:parent-style-name="Standard" style:list-style-name="L1">
      <style:paragraph-properties fo:orphans="0" fo:widows="0" style:writing-mode="lr-tb"/>
      <style:text-properties officeooo:paragraph-rsid="023a5f31"/>
    </style:style>
    <style:style style:name="P10" style:family="paragraph" style:parent-style-name="Standard" style:list-style-name="L12">
      <style:paragraph-properties fo:orphans="0" fo:widows="0" style:writing-mode="lr-tb"/>
      <style:text-properties officeooo:paragraph-rsid="025cc88a"/>
    </style:style>
    <style:style style:name="P11" style:family="paragraph" style:parent-style-name="Standard" style:list-style-name="L2">
      <style:paragraph-properties fo:orphans="0" fo:widows="0" style:writing-mode="lr-tb"/>
      <style:text-properties fo:font-weight="normal" officeooo:rsid="0237bdf9" officeooo:paragraph-rsid="0237bdf9" style:font-weight-asian="normal" style:font-weight-complex="normal"/>
    </style:style>
    <style:style style:name="P12" style:family="paragraph" style:parent-style-name="Standard">
      <style:paragraph-properties fo:orphans="0" fo:widows="0" style:writing-mode="lr-tb"/>
      <style:text-properties fo:font-weight="normal" officeooo:rsid="0235dc03" officeooo:paragraph-rsid="025c7d77" style:font-weight-asian="normal" style:font-weight-complex="normal"/>
    </style:style>
    <style:style style:name="P13" style:family="paragraph" style:parent-style-name="Standard">
      <style:paragraph-properties fo:orphans="0" fo:widows="0" style:writing-mode="lr-tb"/>
      <style:text-properties fo:font-weight="normal" officeooo:rsid="0200504e" officeooo:paragraph-rsid="025c7d77" style:font-weight-asian="normal" style:font-weight-complex="normal"/>
    </style:style>
    <style:style style:name="P14" style:family="paragraph" style:parent-style-name="Standard" style:list-style-name="L12">
      <style:paragraph-properties fo:orphans="0" fo:widows="0" style:writing-mode="lr-tb"/>
      <style:text-properties officeooo:rsid="025c7d77" officeooo:paragraph-rsid="025c7d77"/>
    </style:style>
    <style:style style:name="P15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6e697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5c7d77" officeooo:paragraph-rsid="025c7d77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25ac5ef"/>
    </style:style>
    <style:style style:name="T2" style:family="text">
      <style:text-properties officeooo:rsid="0235c29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235c293" style:font-weight-asian="bold" style:font-weight-complex="bold"/>
    </style:style>
    <style:style style:name="T5" style:family="text">
      <style:text-properties fo:font-weight="bold" officeooo:rsid="0236e697" style:font-weight-asian="bold" style:font-weight-complex="bold"/>
    </style:style>
    <style:style style:name="T6" style:family="text">
      <style:text-properties fo:font-weight="bold" officeooo:rsid="0235dc03" style:font-weight-asian="bold" style:font-weight-complex="bold"/>
    </style:style>
    <style:style style:name="T7" style:family="text">
      <style:text-properties fo:font-weight="bold" officeooo:rsid="025c7d77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f73d94" style:font-weight-asian="normal" style:font-weight-complex="normal"/>
    </style:style>
    <style:style style:name="T10" style:family="text">
      <style:text-properties fo:font-weight="normal" officeooo:rsid="0235c293" style:font-weight-asian="normal" style:font-weight-complex="normal"/>
    </style:style>
    <style:style style:name="T11" style:family="text">
      <style:text-properties fo:font-weight="normal" officeooo:rsid="0235dc03" style:font-weight-asian="normal" style:font-weight-complex="normal"/>
    </style:style>
    <style:style style:name="T12" style:family="text">
      <style:text-properties fo:font-weight="normal" officeooo:rsid="0236e697" style:font-weight-asian="normal" style:font-weight-complex="normal"/>
    </style:style>
    <style:style style:name="T13" style:family="text">
      <style:text-properties fo:font-weight="normal" officeooo:rsid="025c7d77" style:font-weight-asian="normal" style:font-weight-complex="normal"/>
    </style:style>
    <style:style style:name="T14" style:family="text">
      <style:text-properties fo:font-weight="normal" officeooo:rsid="025cc88a" style:font-weight-asian="normal" style:font-weight-complex="normal"/>
    </style:style>
    <style:style style:name="T15" style:family="text">
      <style:text-properties fo:font-weight="normal" officeooo:rsid="025e2261" style:font-weight-asian="normal" style:font-weight-complex="normal"/>
    </style:style>
    <style:style style:name="T16" style:family="text">
      <style:text-properties fo:font-weight="normal" officeooo:rsid="025f5964" style:font-weight-asian="normal" style:font-weight-complex="normal"/>
    </style:style>
    <style:style style:name="T17" style:family="text">
      <style:text-properties officeooo:rsid="02198231"/>
    </style:style>
    <style:style style:name="T18" style:family="text">
      <style:text-properties officeooo:rsid="0236e697"/>
    </style:style>
    <style:style style:name="T19" style:family="text">
      <style:text-properties style:text-underline-style="none" fo:font-weight="normal" officeooo:rsid="024a4bf3" style:font-weight-asian="normal" style:font-weight-complex="normal"/>
    </style:style>
    <style:style style:name="T20" style:family="text">
      <style:text-properties officeooo:rsid="025c7d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ystém správy verzí</text:p>
      <text:p text:style-name="P5"><text:span text:style-name="T9"><text:tab/></text:span><text:span text:style-name="T10">(VCS = Version Control System) je systém, zaznamenávající změny souboru / sady souborů v průběhu času a uživatel tak může kdykoliv obnovit jeho/jejich konkrétní verzi (tzv. verzování):</text:span></text:p>
      <text:list xml:id="list3006180419" text:style-name="L1">
        <text:list-item>
          <text:p text:style-name="P9"><text:span text:style-name="T4">lokální systémy správy verzí</text:span><text:span text:style-name="T10"> – uživatel si sám odkládá různé verze souboru</text:span></text:p>
        </text:list-item>
        <text:list-item>
          <text:p text:style-name="P9"><text:span text:style-name="T6">centralizované systémy správy verzí</text:span><text:span text:style-name="T11"> (CVCS = Centralized VCS) – řeší spolupráci s dalšími pracovníky; např. CVS, Subversion. Všechny soubory </text:span><text:span text:style-name="T13">uloženy </text:span><text:span text:style-name="T11">na serverové části.</text:span></text:p>
        </text:list-item>
        <text:list-item>
          <text:p text:style-name="P9"><text:span text:style-name="T6">distribuované systémy správy verzí</text:span><text:span text:style-name="T11"> (DVCS = Distributed VCS) – </text:span><text:span text:style-name="T13">vedle centrály </text:span><text:span text:style-name="T12">uživatelé uchovávají kompletní kopii repozitáře. Patří sem </text:span><text:span text:style-name="T5">Git</text:span><text:span text:style-name="T12">, Mercurial, Bazaar nebo Darcs.</text:span></text:p>
        </text:list-item>
      </text:list>
      <text:p text:style-name="P3"/>
      <text:p text:style-name="P7">Historie Gitu</text:p>
      <text:p text:style-name="P4"><text:tab/><text:span text:style-name="T18">Vyvíjen linuxovou komunitou od r. 2005 pro splnění následujících požadavků:</text:span></text:p>
      <text:list xml:id="list802528257" text:style-name="L2">
        <text:list-item>
          <text:p text:style-name="P11">rychlost</text:p>
        </text:list-item>
        <text:list-item>
          <text:p text:style-name="P11">jednoduchý design</text:p>
        </text:list-item>
        <text:list-item>
          <text:p text:style-name="P11">silná podpora nelineárního vývoje (tisíce paralelních větví)</text:p>
        </text:list-item>
        <text:list-item>
          <text:p text:style-name="P11">plná distribuovatelnost</text:p>
        </text:list-item>
        <text:list-item>
          <text:p text:style-name="P11">schopnost efektivně spravovat velké projekty</text:p>
        </text:list-item>
      </text:list>
      <text:p text:style-name="P13"/>
      <text:p text:style-name="P16">Nasazení Gitu na BKO</text:p>
      <text:p text:style-name="P12"><text:tab/><text:span text:style-name="T20">Sestává ze 2 částí - serverové a klientské.</text:span></text:p>
      <text:list xml:id="list2452439638" text:style-name="L12">
        <text:list-item>
          <text:p text:style-name="P10"><text:span text:style-name="T7">Serverovou část zastupuje GitLab</text:span><text:span text:style-name="T13">, což je webový Git repozitář s wiki a podporou sledování chyb.</text:span><text:span text:style-name="T14"> Přihlášení k ní je k dispozici na adrese<text:line-break/><text:tab/><text:tab/></text:span><text:a xlink:type="simple" xlink:href="http://172.24.1.11/users/sign_in" text:style-name="Internet_20_link" text:visited-style-name="Visited_20_Internet_20_Link"><text:span text:style-name="T14">http://172.24.1.11/users/sign_in</text:span></text:a><text:span text:style-name="T14"><text:line-break/>k</text:span><text:span text:style-name="T16">am</text:span><text:span text:style-name="T14"> se přihlašujete pomocí svého emailu a hesla.<text:line-break/></text:span><text:span text:style-name="T16">GitLab slouží především pro administraci celé serverové části správy verzí, kam patří zakládání / správa projektů (tj. repozitářů), uživatelů a jejich oprávnění, vývojových týmů atd. </text:span></text:p>
        </text:list-item>
        <text:list-item>
          <text:p text:style-name="P14"><text:span text:style-name="T3">Klientskou část zastupuje TortoiseGit</text:span><text:span text:style-name="T8"> a </text:span><text:span text:style-name="T19"><text:line-break/></text:span></text:p>
        </text:list-item>
      </text:list>
      <text:p text:style-name="P8"><text:span text:style-name="T17">Použité </text:span>zdroje:</text:p>
      <text:p text:style-name="P6">https://tortoisegit.org/docs/tortoisegit/index.htm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Mono1" svg:font-family="'Andale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Mono2" svg:font-family="'Andale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lphi_20_Text" style:display-name="Delphi Text" style:family="paragraph" style:parent-style-name="Standard" style:class="text">
      <style:paragraph-properties style:writing-mode="page"/>
      <style:text-properties style:font-name="Tahoma" fo:font-family="Tahoma" style:font-family-generic="swiss" style:font-pitch="variable" fo:font-size="10pt" officeooo:rsid="000f310a" style:font-size-asian="8pt" style:font-size-complex="8pt"/>
    </style:style>
    <style:style style:name="Delphi_20_Nadpis" style:display-name="Delphi Nadpis" style:family="paragraph" style:parent-style-name="Standard" style:class="text">
      <style:paragraph-properties fo:text-align="center" style:justify-single-word="false" fo:padding="0.049cm" fo:border-left="none" fo:border-right="none" fo:border-top="none" fo:border-bottom="0.06pt solid #000000" style:shadow="none" style:writing-mode="page"/>
      <style:text-properties style:font-name="Tahoma" fo:font-family="Tahoma" style:font-family-generic="swiss" style:font-pitch="variable" fo:font-size="12pt" fo:font-weight="bold" officeooo:rsid="003cfdca" style:font-size-asian="10pt" style:font-weight-asian="bold" style:font-size-complex="10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MP2" style:family="paragraph" style:parent-style-name="Footer">
      <style:text-properties officeooo:paragraph-rsid="01f5193d"/>
    </style:style>
    <style:style style:name="MT1" style:family="text">
      <style:text-properties officeooo:rsid="025ac5ef"/>
    </style:style>
    <style:style style:name="MT2" style:family="text">
      <style:text-properties officeooo:rsid="0235c29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 </number:text>
      <number:month/>
      <number:text>.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span text:style-name="MT1">Tortoise</text:span>Git <text:span text:style-name="MT2">- letem světem</text:span></text:p>
      </style:header>
      <style:footer>
        <text:p text:style-name="MP2">Verze <text:modification-date style:data-style-name="N30">11. 7. 2017</text:modification-date>,<text:modification-time style:data-style-name="N41">15:45:30</text:modification-time><text:tab/><text:tab/>Strana <text:page-number text:select-page="current">1</text:page-number> / <text:page-count>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20:27:01.645000000</meta:creation-date>
    <dc:date>2017-07-11T15:45:30.303000000</dc:date>
    <meta:editing-duration>P1DT17H41M57S</meta:editing-duration>
    <meta:editing-cycles>360</meta:editing-cycles>
    <meta:generator>LibreOffice/5.3.4.2$Windows_x86 LibreOffice_project/f82d347ccc0be322489bf7da61d7e4ad13fe2ff3</meta:generator>
    <meta:print-date>2017-06-11T16:20:52.205000000</meta:print-date>
    <meta:document-statistic meta:table-count="0" meta:image-count="0" meta:object-count="0" meta:page-count="2" meta:paragraph-count="20" meta:word-count="213" meta:character-count="1513" meta:non-whitespace-character-count="1317"/>
  </office:meta>
</office:document-meta>
</file>